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468a1a"/>
    </style:style>
    <style:style style:name="ce2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atrix Autonomy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number-columns-repeated="15" table:default-cell-style-name="ce2"/>
        <table:table-row table:style-name="ro1">
          <table:table-cell office:value-type="string" calcext:value-type="string">
            <text:p>Autonom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Wh</text:p>
          </table:table-cell>
          <table:table-cell office:value-type="string" calcext:value-type="string">
            <text:p>Cos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style-name="ce1" office:value-type="float" office:value="0.24" calcext:value-type="float">
            <text:p>0,24</text:p>
          </table:table-cell>
          <table:table-cell table:number-columns-repeated="12" office:value-type="float" office:value="0.24" calcext:value-type="float">
            <text:p>0,24</text:p>
          </table:table-cell>
          <table:table-cell/>
          <table:table-cell office:value-type="float" office:value="2" calcext:value-type="float">
            <text:p>2</text:p>
          </table:table-cell>
          <table:table-cell table:formula="of:=([.$R2]*1.6)+([.S$1]*0.85)" office:value-type="float" office:value="3.2" calcext:value-type="float">
            <text:p>3,2</text:p>
          </table:table-cell>
          <table:table-cell table:formula="of:=([.$R2]*1.6)+([.T$1]*0.85)" office:value-type="float" office:value="4.05" calcext:value-type="float">
            <text:p>4,05</text:p>
          </table:table-cell>
          <table:table-cell table:formula="of:=([.$R2]*1.6)+([.U$1]*0.85)" office:value-type="float" office:value="4.9" calcext:value-type="float">
            <text:p>4,9</text:p>
          </table:table-cell>
          <table:table-cell table:formula="of:=([.$R2]*1.6)+([.V$1]*0.85)" office:value-type="float" office:value="5.75" calcext:value-type="float">
            <text:p>5,75</text:p>
          </table:table-cell>
          <table:table-cell table:formula="of:=([.$R2]*1.6)+([.W$1]*0.85)" office:value-type="float" office:value="6.6" calcext:value-type="float">
            <text:p>6,6</text:p>
          </table:table-cell>
          <table:table-cell table:formula="of:=([.$R2]*1.6)+([.X$1]*0.85)" office:value-type="float" office:value="7.45" calcext:value-type="float">
            <text:p>7,45</text:p>
          </table:table-cell>
          <table:table-cell table:formula="of:=([.$R2]*1.6)+([.Y$1]*0.85)" office:value-type="float" office:value="8.3" calcext:value-type="float">
            <text:p>8,3</text:p>
          </table:table-cell>
          <table:table-cell table:formula="of:=([.$R2]*1.6)+([.Z$1]*0.85)" office:value-type="float" office:value="9.15" calcext:value-type="float">
            <text:p>9,15</text:p>
          </table:table-cell>
          <table:table-cell table:formula="of:=([.$R2]*1.6)+([.AA$1]*0.85)" office:value-type="float" office:value="10" calcext:value-type="float">
            <text:p>10</text:p>
          </table:table-cell>
          <table:table-cell table:formula="of:=([.$R2]*1.6)+([.AB$1]*0.85)" office:value-type="float" office:value="10.85" calcext:value-type="float">
            <text:p>10,85</text:p>
          </table:table-cell>
          <table:table-cell table:formula="of:=([.$R2]*1.6)+([.AC$1]*0.85)" office:value-type="float" office:value="11.7" calcext:value-type="float">
            <text:p>11,7</text:p>
          </table:table-cell>
          <table:table-cell table:formula="of:=([.$R2]*1.6)+([.AD$1]*0.85)" office:value-type="float" office:value="12.55" calcext:value-type="float">
            <text:p>12,55</text:p>
          </table:table-cell>
          <table:table-cell table:formula="of:=([.$R2]*1.6)+([.AE$1]*0.85)" office:value-type="float" office:value="13.4" calcext:value-type="float">
            <text:p>13,4</text:p>
          </table:table-cell>
          <table:table-cell table:formula="of:=([.$R2]*1.6)+([.AF$1]*0.85)" office:value-type="float" office:value="14.25" calcext:value-type="float">
            <text:p>14,25</text:p>
          </table:table-cell>
          <table:table-cell table:formula="of:=([.$R2]*1.6)+([.AG$1]*0.85)" office:value-type="float" office:value="15.1" calcext:value-type="float">
            <text:p>15,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table:style-name="ce1" office:value-type="float" office:value="0.32" calcext:value-type="float">
            <text:p>0,32</text:p>
          </table:table-cell>
          <table:table-cell office:value-type="float" office:value="0.34" calcext:value-type="float">
            <text:p>0,34</text:p>
          </table:table-cell>
          <table:table-cell table:style-name="ce1" office:value-type="float" office:value="0.36" calcext:value-type="float">
            <text:p>0,36</text:p>
          </table:table-cell>
          <table:table-cell table:number-columns-repeated="10" office:value-type="float" office:value="0.36" calcext:value-type="float">
            <text:p>0,36</text:p>
          </table:table-cell>
          <table:table-cell/>
          <table:table-cell office:value-type="float" office:value="3" calcext:value-type="float">
            <text:p>3</text:p>
          </table:table-cell>
          <table:table-cell table:formula="of:=([.$R3]*1.6)+([.S$1]*0.85)" office:value-type="float" office:value="4.8" calcext:value-type="float">
            <text:p>4,8</text:p>
          </table:table-cell>
          <table:table-cell table:formula="of:=([.$R3]*1.6)+([.T$1]*0.85)" office:value-type="float" office:value="5.65" calcext:value-type="float">
            <text:p>5,65</text:p>
          </table:table-cell>
          <table:table-cell table:formula="of:=([.$R3]*1.6)+([.U$1]*0.85)" office:value-type="float" office:value="6.5" calcext:value-type="float">
            <text:p>6,5</text:p>
          </table:table-cell>
          <table:table-cell table:formula="of:=([.$R3]*1.6)+([.V$1]*0.85)" office:value-type="float" office:value="7.35" calcext:value-type="float">
            <text:p>7,35</text:p>
          </table:table-cell>
          <table:table-cell table:formula="of:=([.$R3]*1.6)+([.W$1]*0.85)" office:value-type="float" office:value="8.2" calcext:value-type="float">
            <text:p>8,2</text:p>
          </table:table-cell>
          <table:table-cell table:formula="of:=([.$R3]*1.6)+([.X$1]*0.85)" office:value-type="float" office:value="9.05" calcext:value-type="float">
            <text:p>9,05</text:p>
          </table:table-cell>
          <table:table-cell table:formula="of:=([.$R3]*1.6)+([.Y$1]*0.85)" office:value-type="float" office:value="9.9" calcext:value-type="float">
            <text:p>9,9</text:p>
          </table:table-cell>
          <table:table-cell table:formula="of:=([.$R3]*1.6)+([.Z$1]*0.85)" office:value-type="float" office:value="10.75" calcext:value-type="float">
            <text:p>10,75</text:p>
          </table:table-cell>
          <table:table-cell table:formula="of:=([.$R3]*1.6)+([.AA$1]*0.85)" office:value-type="float" office:value="11.6" calcext:value-type="float">
            <text:p>11,6</text:p>
          </table:table-cell>
          <table:table-cell table:formula="of:=([.$R3]*1.6)+([.AB$1]*0.85)" office:value-type="float" office:value="12.45" calcext:value-type="float">
            <text:p>12,45</text:p>
          </table:table-cell>
          <table:table-cell table:formula="of:=([.$R3]*1.6)+([.AC$1]*0.85)" office:value-type="float" office:value="13.3" calcext:value-type="float">
            <text:p>13,3</text:p>
          </table:table-cell>
          <table:table-cell table:formula="of:=([.$R3]*1.6)+([.AD$1]*0.85)" office:value-type="float" office:value="14.15" calcext:value-type="float">
            <text:p>14,15</text:p>
          </table:table-cell>
          <table:table-cell table:formula="of:=([.$R3]*1.6)+([.AE$1]*0.85)" office:value-type="float" office:value="15" calcext:value-type="float">
            <text:p>15</text:p>
          </table:table-cell>
          <table:table-cell table:formula="of:=([.$R3]*1.6)+([.AF$1]*0.85)" office:value-type="float" office:value="15.85" calcext:value-type="float">
            <text:p>15,85</text:p>
          </table:table-cell>
          <table:table-cell table:formula="of:=([.$R3]*1.6)+([.AG$1]*0.85)" office:value-type="float" office:value="16.7" calcext:value-type="float">
            <text:p>16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</text:p>
          </table:table-cell>
          <table:table-cell table:style-name="ce1" office:value-type="float" office:value="0.43" calcext:value-type="float">
            <text:p>0,43</text:p>
          </table:table-cell>
          <table:table-cell office:value-type="float" office:value="0.46" calcext:value-type="float">
            <text:p>0,46</text:p>
          </table:table-cell>
          <table:table-cell table:style-name="ce1" office:value-type="float" office:value="0.48" calcext:value-type="float">
            <text:p>0,48</text:p>
          </table:table-cell>
          <table:table-cell table:number-columns-repeated="8" office:value-type="float" office:value="0.48" calcext:value-type="float">
            <text:p>0,48</text:p>
          </table:table-cell>
          <table:table-cell/>
          <table:table-cell office:value-type="float" office:value="4" calcext:value-type="float">
            <text:p>4</text:p>
          </table:table-cell>
          <table:table-cell table:formula="of:=([.$R4]*1.6)+([.S$1]*0.85)" office:value-type="float" office:value="6.4" calcext:value-type="float">
            <text:p>6,4</text:p>
          </table:table-cell>
          <table:table-cell table:formula="of:=([.$R4]*1.6)+([.T$1]*0.85)" office:value-type="float" office:value="7.25" calcext:value-type="float">
            <text:p>7,25</text:p>
          </table:table-cell>
          <table:table-cell table:formula="of:=([.$R4]*1.6)+([.U$1]*0.85)" office:value-type="float" office:value="8.1" calcext:value-type="float">
            <text:p>8,1</text:p>
          </table:table-cell>
          <table:table-cell table:formula="of:=([.$R4]*1.6)+([.V$1]*0.85)" office:value-type="float" office:value="8.95" calcext:value-type="float">
            <text:p>8,95</text:p>
          </table:table-cell>
          <table:table-cell table:formula="of:=([.$R4]*1.6)+([.W$1]*0.85)" office:value-type="float" office:value="9.8" calcext:value-type="float">
            <text:p>9,8</text:p>
          </table:table-cell>
          <table:table-cell table:formula="of:=([.$R4]*1.6)+([.X$1]*0.85)" office:value-type="float" office:value="10.65" calcext:value-type="float">
            <text:p>10,65</text:p>
          </table:table-cell>
          <table:table-cell table:formula="of:=([.$R4]*1.6)+([.Y$1]*0.85)" office:value-type="float" office:value="11.5" calcext:value-type="float">
            <text:p>11,5</text:p>
          </table:table-cell>
          <table:table-cell table:formula="of:=([.$R4]*1.6)+([.Z$1]*0.85)" office:value-type="float" office:value="12.35" calcext:value-type="float">
            <text:p>12,35</text:p>
          </table:table-cell>
          <table:table-cell table:formula="of:=([.$R4]*1.6)+([.AA$1]*0.85)" office:value-type="float" office:value="13.2" calcext:value-type="float">
            <text:p>13,2</text:p>
          </table:table-cell>
          <table:table-cell table:formula="of:=([.$R4]*1.6)+([.AB$1]*0.85)" office:value-type="float" office:value="14.05" calcext:value-type="float">
            <text:p>14,05</text:p>
          </table:table-cell>
          <table:table-cell table:formula="of:=([.$R4]*1.6)+([.AC$1]*0.85)" office:value-type="float" office:value="14.9" calcext:value-type="float">
            <text:p>14,9</text:p>
          </table:table-cell>
          <table:table-cell table:formula="of:=([.$R4]*1.6)+([.AD$1]*0.85)" office:value-type="float" office:value="15.75" calcext:value-type="float">
            <text:p>15,75</text:p>
          </table:table-cell>
          <table:table-cell table:formula="of:=([.$R4]*1.6)+([.AE$1]*0.85)" office:value-type="float" office:value="16.6" calcext:value-type="float">
            <text:p>16,6</text:p>
          </table:table-cell>
          <table:table-cell table:formula="of:=([.$R4]*1.6)+([.AF$1]*0.85)" office:value-type="float" office:value="17.45" calcext:value-type="float">
            <text:p>17,45</text:p>
          </table:table-cell>
          <table:table-cell table:formula="of:=([.$R4]*1.6)+([.AG$1]*0.85)" office:value-type="float" office:value="18.3" calcext:value-type="float">
            <text:p>18,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0.43" calcext:value-type="float">
            <text:p>0,43</text:p>
          </table:table-cell>
          <table:table-cell office:value-type="float" office:value="0.47" calcext:value-type="float">
            <text:p>0,47</text:p>
          </table:table-cell>
          <table:table-cell office:value-type="float" office:value="0.51" calcext:value-type="float">
            <text:p>0,51</text:p>
          </table:table-cell>
          <table:table-cell table:style-name="ce1"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table:style-name="ce1" office:value-type="float" office:value="0.58" calcext:value-type="float">
            <text:p>0,58</text:p>
          </table:table-cell>
          <table:table-cell table:number-columns-repeated="6" office:value-type="float" office:value="0.6" calcext:value-type="float">
            <text:p>0,6</text:p>
          </table:table-cell>
          <table:table-cell/>
          <table:table-cell office:value-type="float" office:value="5" calcext:value-type="float">
            <text:p>5</text:p>
          </table:table-cell>
          <table:table-cell table:formula="of:=([.$R5]*1.6)+([.S$1]*0.85)" office:value-type="float" office:value="8" calcext:value-type="float">
            <text:p>8</text:p>
          </table:table-cell>
          <table:table-cell table:formula="of:=([.$R5]*1.6)+([.T$1]*0.85)" office:value-type="float" office:value="8.85" calcext:value-type="float">
            <text:p>8,85</text:p>
          </table:table-cell>
          <table:table-cell table:formula="of:=([.$R5]*1.6)+([.U$1]*0.85)" office:value-type="float" office:value="9.7" calcext:value-type="float">
            <text:p>9,7</text:p>
          </table:table-cell>
          <table:table-cell table:formula="of:=([.$R5]*1.6)+([.V$1]*0.85)" office:value-type="float" office:value="10.55" calcext:value-type="float">
            <text:p>10,55</text:p>
          </table:table-cell>
          <table:table-cell table:formula="of:=([.$R5]*1.6)+([.W$1]*0.85)" office:value-type="float" office:value="11.4" calcext:value-type="float">
            <text:p>11,4</text:p>
          </table:table-cell>
          <table:table-cell table:formula="of:=([.$R5]*1.6)+([.X$1]*0.85)" office:value-type="float" office:value="12.25" calcext:value-type="float">
            <text:p>12,25</text:p>
          </table:table-cell>
          <table:table-cell table:formula="of:=([.$R5]*1.6)+([.Y$1]*0.85)" office:value-type="float" office:value="13.1" calcext:value-type="float">
            <text:p>13,1</text:p>
          </table:table-cell>
          <table:table-cell table:formula="of:=([.$R5]*1.6)+([.Z$1]*0.85)" office:value-type="float" office:value="13.95" calcext:value-type="float">
            <text:p>13,95</text:p>
          </table:table-cell>
          <table:table-cell table:formula="of:=([.$R5]*1.6)+([.AA$1]*0.85)" office:value-type="float" office:value="14.8" calcext:value-type="float">
            <text:p>14,8</text:p>
          </table:table-cell>
          <table:table-cell table:formula="of:=([.$R5]*1.6)+([.AB$1]*0.85)" office:value-type="float" office:value="15.65" calcext:value-type="float">
            <text:p>15,65</text:p>
          </table:table-cell>
          <table:table-cell table:formula="of:=([.$R5]*1.6)+([.AC$1]*0.85)" office:value-type="float" office:value="16.5" calcext:value-type="float">
            <text:p>16,5</text:p>
          </table:table-cell>
          <table:table-cell table:formula="of:=([.$R5]*1.6)+([.AD$1]*0.85)" office:value-type="float" office:value="17.35" calcext:value-type="float">
            <text:p>17,35</text:p>
          </table:table-cell>
          <table:table-cell table:formula="of:=([.$R5]*1.6)+([.AE$1]*0.85)" office:value-type="float" office:value="18.2" calcext:value-type="float">
            <text:p>18,2</text:p>
          </table:table-cell>
          <table:table-cell table:formula="of:=([.$R5]*1.6)+([.AF$1]*0.85)" office:value-type="float" office:value="19.05" calcext:value-type="float">
            <text:p>19,05</text:p>
          </table:table-cell>
          <table:table-cell table:formula="of:=([.$R5]*1.6)+([.AG$1]*0.85)" office:value-type="float" office:value="19.9" calcext:value-type="float">
            <text:p>19,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" calcext:value-type="float">
            <text:p>0,3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table:style-name="ce1"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table:style-name="ce1"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73" calcext:value-type="float">
            <text:p>0,73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$R6]*1.6)+([.S$1]*0.85)" office:value-type="float" office:value="9.6" calcext:value-type="float">
            <text:p>9,6</text:p>
          </table:table-cell>
          <table:table-cell table:formula="of:=([.$R6]*1.6)+([.T$1]*0.85)" office:value-type="float" office:value="10.45" calcext:value-type="float">
            <text:p>10,45</text:p>
          </table:table-cell>
          <table:table-cell table:formula="of:=([.$R6]*1.6)+([.U$1]*0.85)" office:value-type="float" office:value="11.3" calcext:value-type="float">
            <text:p>11,3</text:p>
          </table:table-cell>
          <table:table-cell table:formula="of:=([.$R6]*1.6)+([.V$1]*0.85)" office:value-type="float" office:value="12.15" calcext:value-type="float">
            <text:p>12,15</text:p>
          </table:table-cell>
          <table:table-cell table:formula="of:=([.$R6]*1.6)+([.W$1]*0.85)" office:value-type="float" office:value="13" calcext:value-type="float">
            <text:p>13</text:p>
          </table:table-cell>
          <table:table-cell table:formula="of:=([.$R6]*1.6)+([.X$1]*0.85)" office:value-type="float" office:value="13.85" calcext:value-type="float">
            <text:p>13,85</text:p>
          </table:table-cell>
          <table:table-cell table:formula="of:=([.$R6]*1.6)+([.Y$1]*0.85)" office:value-type="float" office:value="14.7" calcext:value-type="float">
            <text:p>14,7</text:p>
          </table:table-cell>
          <table:table-cell table:formula="of:=([.$R6]*1.6)+([.Z$1]*0.85)" office:value-type="float" office:value="15.55" calcext:value-type="float">
            <text:p>15,55</text:p>
          </table:table-cell>
          <table:table-cell table:formula="of:=([.$R6]*1.6)+([.AA$1]*0.85)" office:value-type="float" office:value="16.4" calcext:value-type="float">
            <text:p>16,4</text:p>
          </table:table-cell>
          <table:table-cell table:formula="of:=([.$R6]*1.6)+([.AB$1]*0.85)" office:value-type="float" office:value="17.25" calcext:value-type="float">
            <text:p>17,25</text:p>
          </table:table-cell>
          <table:table-cell table:formula="of:=([.$R6]*1.6)+([.AC$1]*0.85)" office:value-type="float" office:value="18.1" calcext:value-type="float">
            <text:p>18,1</text:p>
          </table:table-cell>
          <table:table-cell table:formula="of:=([.$R6]*1.6)+([.AD$1]*0.85)" office:value-type="float" office:value="18.95" calcext:value-type="float">
            <text:p>18,95</text:p>
          </table:table-cell>
          <table:table-cell table:formula="of:=([.$R6]*1.6)+([.AE$1]*0.85)" office:value-type="float" office:value="19.8" calcext:value-type="float">
            <text:p>19,8</text:p>
          </table:table-cell>
          <table:table-cell table:formula="of:=([.$R6]*1.6)+([.AF$1]*0.85)" office:value-type="float" office:value="20.65" calcext:value-type="float">
            <text:p>20,65</text:p>
          </table:table-cell>
          <table:table-cell table:formula="of:=([.$R6]*1.6)+([.AG$1]*0.85)" office:value-type="float" office:value="21.5" calcext:value-type="float">
            <text:p>21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" calcext:value-type="float">
            <text:p>0,31</text:p>
          </table:table-cell>
          <table:table-cell office:value-type="float" office:value="0.37" calcext:value-type="float">
            <text:p>0,37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table:style-name="ce1" office:value-type="float" office:value="0.74" calcext:value-type="float">
            <text:p>0,74</text:p>
          </table:table-cell>
          <table:table-cell office:value-type="float" office:value="0.77" calcext:value-type="float">
            <text:p>0,77</text:p>
          </table:table-cell>
          <table:table-cell table:style-name="ce1"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/>
          <table:table-cell office:value-type="float" office:value="7" calcext:value-type="float">
            <text:p>7</text:p>
          </table:table-cell>
          <table:table-cell table:formula="of:=([.$R7]*1.6)+([.S$1]*0.85)" office:value-type="float" office:value="11.2" calcext:value-type="float">
            <text:p>11,2</text:p>
          </table:table-cell>
          <table:table-cell table:formula="of:=([.$R7]*1.6)+([.T$1]*0.85)" office:value-type="float" office:value="12.05" calcext:value-type="float">
            <text:p>12,05</text:p>
          </table:table-cell>
          <table:table-cell table:formula="of:=([.$R7]*1.6)+([.U$1]*0.85)" office:value-type="float" office:value="12.9" calcext:value-type="float">
            <text:p>12,9</text:p>
          </table:table-cell>
          <table:table-cell table:formula="of:=([.$R7]*1.6)+([.V$1]*0.85)" office:value-type="float" office:value="13.75" calcext:value-type="float">
            <text:p>13,75</text:p>
          </table:table-cell>
          <table:table-cell table:formula="of:=([.$R7]*1.6)+([.W$1]*0.85)" office:value-type="float" office:value="14.6" calcext:value-type="float">
            <text:p>14,6</text:p>
          </table:table-cell>
          <table:table-cell table:formula="of:=([.$R7]*1.6)+([.X$1]*0.85)" office:value-type="float" office:value="15.45" calcext:value-type="float">
            <text:p>15,45</text:p>
          </table:table-cell>
          <table:table-cell table:formula="of:=([.$R7]*1.6)+([.Y$1]*0.85)" office:value-type="float" office:value="16.3" calcext:value-type="float">
            <text:p>16,3</text:p>
          </table:table-cell>
          <table:table-cell table:formula="of:=([.$R7]*1.6)+([.Z$1]*0.85)" office:value-type="float" office:value="17.15" calcext:value-type="float">
            <text:p>17,15</text:p>
          </table:table-cell>
          <table:table-cell table:formula="of:=([.$R7]*1.6)+([.AA$1]*0.85)" office:value-type="float" office:value="18" calcext:value-type="float">
            <text:p>18</text:p>
          </table:table-cell>
          <table:table-cell table:formula="of:=([.$R7]*1.6)+([.AB$1]*0.85)" office:value-type="float" office:value="18.85" calcext:value-type="float">
            <text:p>18,85</text:p>
          </table:table-cell>
          <table:table-cell table:formula="of:=([.$R7]*1.6)+([.AC$1]*0.85)" office:value-type="float" office:value="19.7" calcext:value-type="float">
            <text:p>19,7</text:p>
          </table:table-cell>
          <table:table-cell table:formula="of:=([.$R7]*1.6)+([.AD$1]*0.85)" office:value-type="float" office:value="20.55" calcext:value-type="float">
            <text:p>20,55</text:p>
          </table:table-cell>
          <table:table-cell table:formula="of:=([.$R7]*1.6)+([.AE$1]*0.85)" office:value-type="float" office:value="21.4" calcext:value-type="float">
            <text:p>21,4</text:p>
          </table:table-cell>
          <table:table-cell table:formula="of:=([.$R7]*1.6)+([.AF$1]*0.85)" office:value-type="float" office:value="22.25" calcext:value-type="float">
            <text:p>22,25</text:p>
          </table:table-cell>
          <table:table-cell table:formula="of:=([.$R7]*1.6)+([.AG$1]*0.85)" office:value-type="float" office:value="23.1" calcext:value-type="float">
            <text:p>23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43" calcext:value-type="float">
            <text:p>0,43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table:style-name="ce1"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table:style-name="ce1" office:value-type="float" office:value="0.86" calcext:value-type="float">
            <text:p>0,86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$R8]*1.6)+([.S$1]*0.85)" office:value-type="float" office:value="12.8" calcext:value-type="float">
            <text:p>12,8</text:p>
          </table:table-cell>
          <table:table-cell table:formula="of:=([.$R8]*1.6)+([.T$1]*0.85)" office:value-type="float" office:value="13.65" calcext:value-type="float">
            <text:p>13,65</text:p>
          </table:table-cell>
          <table:table-cell table:formula="of:=([.$R8]*1.6)+([.U$1]*0.85)" office:value-type="float" office:value="14.5" calcext:value-type="float">
            <text:p>14,5</text:p>
          </table:table-cell>
          <table:table-cell table:formula="of:=([.$R8]*1.6)+([.V$1]*0.85)" office:value-type="float" office:value="15.35" calcext:value-type="float">
            <text:p>15,35</text:p>
          </table:table-cell>
          <table:table-cell table:formula="of:=([.$R8]*1.6)+([.W$1]*0.85)" office:value-type="float" office:value="16.2" calcext:value-type="float">
            <text:p>16,2</text:p>
          </table:table-cell>
          <table:table-cell table:formula="of:=([.$R8]*1.6)+([.X$1]*0.85)" office:value-type="float" office:value="17.05" calcext:value-type="float">
            <text:p>17,05</text:p>
          </table:table-cell>
          <table:table-cell table:formula="of:=([.$R8]*1.6)+([.Y$1]*0.85)" office:value-type="float" office:value="17.9" calcext:value-type="float">
            <text:p>17,9</text:p>
          </table:table-cell>
          <table:table-cell table:formula="of:=([.$R8]*1.6)+([.Z$1]*0.85)" office:value-type="float" office:value="18.75" calcext:value-type="float">
            <text:p>18,75</text:p>
          </table:table-cell>
          <table:table-cell table:formula="of:=([.$R8]*1.6)+([.AA$1]*0.85)" office:value-type="float" office:value="19.6" calcext:value-type="float">
            <text:p>19,6</text:p>
          </table:table-cell>
          <table:table-cell table:formula="of:=([.$R8]*1.6)+([.AB$1]*0.85)" office:value-type="float" office:value="20.45" calcext:value-type="float">
            <text:p>20,45</text:p>
          </table:table-cell>
          <table:table-cell table:formula="of:=([.$R8]*1.6)+([.AC$1]*0.85)" office:value-type="float" office:value="21.3" calcext:value-type="float">
            <text:p>21,3</text:p>
          </table:table-cell>
          <table:table-cell table:formula="of:=([.$R8]*1.6)+([.AD$1]*0.85)" office:value-type="float" office:value="22.15" calcext:value-type="float">
            <text:p>22,15</text:p>
          </table:table-cell>
          <table:table-cell table:formula="of:=([.$R8]*1.6)+([.AE$1]*0.85)" office:value-type="float" office:value="23" calcext:value-type="float">
            <text:p>23</text:p>
          </table:table-cell>
          <table:table-cell table:formula="of:=([.$R8]*1.6)+([.AF$1]*0.85)" office:value-type="float" office:value="23.85" calcext:value-type="float">
            <text:p>23,85</text:p>
          </table:table-cell>
          <table:table-cell table:formula="of:=([.$R8]*1.6)+([.AG$1]*0.85)" office:value-type="float" office:value="24.7" calcext:value-type="float">
            <text:p>24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0.44" calcext:value-type="float">
            <text:p>0,44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58" calcext:value-type="float">
            <text:p>0,58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9" calcext:value-type="float">
            <text:p>9</text:p>
          </table:table-cell>
          <table:table-cell table:formula="of:=([.$R9]*1.6)+([.S$1]*0.85)" office:value-type="float" office:value="14.4" calcext:value-type="float">
            <text:p>14,4</text:p>
          </table:table-cell>
          <table:table-cell table:formula="of:=([.$R9]*1.6)+([.T$1]*0.85)" office:value-type="float" office:value="15.25" calcext:value-type="float">
            <text:p>15,25</text:p>
          </table:table-cell>
          <table:table-cell table:formula="of:=([.$R9]*1.6)+([.U$1]*0.85)" office:value-type="float" office:value="16.1" calcext:value-type="float">
            <text:p>16,1</text:p>
          </table:table-cell>
          <table:table-cell table:formula="of:=([.$R9]*1.6)+([.V$1]*0.85)" office:value-type="float" office:value="16.95" calcext:value-type="float">
            <text:p>16,95</text:p>
          </table:table-cell>
          <table:table-cell table:formula="of:=([.$R9]*1.6)+([.W$1]*0.85)" office:value-type="float" office:value="17.8" calcext:value-type="float">
            <text:p>17,8</text:p>
          </table:table-cell>
          <table:table-cell table:formula="of:=([.$R9]*1.6)+([.X$1]*0.85)" office:value-type="float" office:value="18.65" calcext:value-type="float">
            <text:p>18,65</text:p>
          </table:table-cell>
          <table:table-cell table:formula="of:=([.$R9]*1.6)+([.Y$1]*0.85)" office:value-type="float" office:value="19.5" calcext:value-type="float">
            <text:p>19,5</text:p>
          </table:table-cell>
          <table:table-cell table:formula="of:=([.$R9]*1.6)+([.Z$1]*0.85)" office:value-type="float" office:value="20.35" calcext:value-type="float">
            <text:p>20,35</text:p>
          </table:table-cell>
          <table:table-cell table:formula="of:=([.$R9]*1.6)+([.AA$1]*0.85)" office:value-type="float" office:value="21.2" calcext:value-type="float">
            <text:p>21,2</text:p>
          </table:table-cell>
          <table:table-cell table:formula="of:=([.$R9]*1.6)+([.AB$1]*0.85)" office:value-type="float" office:value="22.05" calcext:value-type="float">
            <text:p>22,05</text:p>
          </table:table-cell>
          <table:table-cell table:formula="of:=([.$R9]*1.6)+([.AC$1]*0.85)" office:value-type="float" office:value="22.9" calcext:value-type="float">
            <text:p>22,9</text:p>
          </table:table-cell>
          <table:table-cell table:formula="of:=([.$R9]*1.6)+([.AD$1]*0.85)" office:value-type="float" office:value="23.75" calcext:value-type="float">
            <text:p>23,75</text:p>
          </table:table-cell>
          <table:table-cell table:formula="of:=([.$R9]*1.6)+([.AE$1]*0.85)" office:value-type="float" office:value="24.6" calcext:value-type="float">
            <text:p>24,6</text:p>
          </table:table-cell>
          <table:table-cell table:formula="of:=([.$R9]*1.6)+([.AF$1]*0.85)" office:value-type="float" office:value="25.45" calcext:value-type="float">
            <text:p>25,45</text:p>
          </table:table-cell>
          <table:table-cell table:formula="of:=([.$R9]*1.6)+([.AG$1]*0.85)" office:value-type="float" office:value="26.3" calcext:value-type="float">
            <text:p>26,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,34</text:p>
          </table:table-cell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$R10]*1.6)+([.S$1]*0.85)" office:value-type="float" office:value="16" calcext:value-type="float">
            <text:p>16</text:p>
          </table:table-cell>
          <table:table-cell table:formula="of:=([.$R10]*1.6)+([.T$1]*0.85)" office:value-type="float" office:value="16.85" calcext:value-type="float">
            <text:p>16,85</text:p>
          </table:table-cell>
          <table:table-cell table:formula="of:=([.$R10]*1.6)+([.U$1]*0.85)" office:value-type="float" office:value="17.7" calcext:value-type="float">
            <text:p>17,7</text:p>
          </table:table-cell>
          <table:table-cell table:formula="of:=([.$R10]*1.6)+([.V$1]*0.85)" office:value-type="float" office:value="18.55" calcext:value-type="float">
            <text:p>18,55</text:p>
          </table:table-cell>
          <table:table-cell table:formula="of:=([.$R10]*1.6)+([.W$1]*0.85)" office:value-type="float" office:value="19.4" calcext:value-type="float">
            <text:p>19,4</text:p>
          </table:table-cell>
          <table:table-cell table:formula="of:=([.$R10]*1.6)+([.X$1]*0.85)" office:value-type="float" office:value="20.25" calcext:value-type="float">
            <text:p>20,25</text:p>
          </table:table-cell>
          <table:table-cell table:formula="of:=([.$R10]*1.6)+([.Y$1]*0.85)" office:value-type="float" office:value="21.1" calcext:value-type="float">
            <text:p>21,1</text:p>
          </table:table-cell>
          <table:table-cell table:formula="of:=([.$R10]*1.6)+([.Z$1]*0.85)" office:value-type="float" office:value="21.95" calcext:value-type="float">
            <text:p>21,95</text:p>
          </table:table-cell>
          <table:table-cell table:formula="of:=([.$R10]*1.6)+([.AA$1]*0.85)" office:value-type="float" office:value="22.8" calcext:value-type="float">
            <text:p>22,8</text:p>
          </table:table-cell>
          <table:table-cell table:formula="of:=([.$R10]*1.6)+([.AB$1]*0.85)" office:value-type="float" office:value="23.65" calcext:value-type="float">
            <text:p>23,65</text:p>
          </table:table-cell>
          <table:table-cell table:formula="of:=([.$R10]*1.6)+([.AC$1]*0.85)" office:value-type="float" office:value="24.5" calcext:value-type="float">
            <text:p>24,5</text:p>
          </table:table-cell>
          <table:table-cell table:formula="of:=([.$R10]*1.6)+([.AD$1]*0.85)" office:value-type="float" office:value="25.35" calcext:value-type="float">
            <text:p>25,35</text:p>
          </table:table-cell>
          <table:table-cell table:formula="of:=([.$R10]*1.6)+([.AE$1]*0.85)" office:value-type="float" office:value="26.2" calcext:value-type="float">
            <text:p>26,2</text:p>
          </table:table-cell>
          <table:table-cell table:formula="of:=([.$R10]*1.6)+([.AF$1]*0.85)" office:value-type="float" office:value="27.05" calcext:value-type="float">
            <text:p>27,05</text:p>
          </table:table-cell>
          <table:table-cell table:formula="of:=([.$R10]*1.6)+([.AG$1]*0.85)" office:value-type="float" office:value="27.9" calcext:value-type="float">
            <text:p>27,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office:value-type="float" office:value="0.78" calcext:value-type="float">
            <text:p>0,78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[.$R11]*1.6)+([.S$1]*0.85)" office:value-type="float" office:value="17.6" calcext:value-type="float">
            <text:p>17,6</text:p>
          </table:table-cell>
          <table:table-cell table:formula="of:=([.$R11]*1.6)+([.T$1]*0.85)" office:value-type="float" office:value="18.45" calcext:value-type="float">
            <text:p>18,45</text:p>
          </table:table-cell>
          <table:table-cell table:formula="of:=([.$R11]*1.6)+([.U$1]*0.85)" office:value-type="float" office:value="19.3" calcext:value-type="float">
            <text:p>19,3</text:p>
          </table:table-cell>
          <table:table-cell table:formula="of:=([.$R11]*1.6)+([.V$1]*0.85)" office:value-type="float" office:value="20.15" calcext:value-type="float">
            <text:p>20,15</text:p>
          </table:table-cell>
          <table:table-cell table:formula="of:=([.$R11]*1.6)+([.W$1]*0.85)" office:value-type="float" office:value="21" calcext:value-type="float">
            <text:p>21</text:p>
          </table:table-cell>
          <table:table-cell table:formula="of:=([.$R11]*1.6)+([.X$1]*0.85)" office:value-type="float" office:value="21.85" calcext:value-type="float">
            <text:p>21,85</text:p>
          </table:table-cell>
          <table:table-cell table:formula="of:=([.$R11]*1.6)+([.Y$1]*0.85)" office:value-type="float" office:value="22.7" calcext:value-type="float">
            <text:p>22,7</text:p>
          </table:table-cell>
          <table:table-cell table:formula="of:=([.$R11]*1.6)+([.Z$1]*0.85)" office:value-type="float" office:value="23.55" calcext:value-type="float">
            <text:p>23,55</text:p>
          </table:table-cell>
          <table:table-cell table:formula="of:=([.$R11]*1.6)+([.AA$1]*0.85)" office:value-type="float" office:value="24.4" calcext:value-type="float">
            <text:p>24,4</text:p>
          </table:table-cell>
          <table:table-cell table:formula="of:=([.$R11]*1.6)+([.AB$1]*0.85)" office:value-type="float" office:value="25.25" calcext:value-type="float">
            <text:p>25,25</text:p>
          </table:table-cell>
          <table:table-cell table:formula="of:=([.$R11]*1.6)+([.AC$1]*0.85)" office:value-type="float" office:value="26.1" calcext:value-type="float">
            <text:p>26,1</text:p>
          </table:table-cell>
          <table:table-cell table:formula="of:=([.$R11]*1.6)+([.AD$1]*0.85)" office:value-type="float" office:value="26.95" calcext:value-type="float">
            <text:p>26,95</text:p>
          </table:table-cell>
          <table:table-cell table:formula="of:=([.$R11]*1.6)+([.AE$1]*0.85)" office:value-type="float" office:value="27.8" calcext:value-type="float">
            <text:p>27,8</text:p>
          </table:table-cell>
          <table:table-cell table:formula="of:=([.$R11]*1.6)+([.AF$1]*0.85)" office:value-type="float" office:value="28.65" calcext:value-type="float">
            <text:p>28,65</text:p>
          </table:table-cell>
          <table:table-cell table:formula="of:=([.$R11]*1.6)+([.AG$1]*0.85)" office:value-type="float" office:value="29.5" calcext:value-type="float">
            <text:p>29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6" calcext:value-type="float">
            <text:p>0,46</text:p>
          </table:table-cell>
          <table:table-cell office:value-type="float" office:value="0.51" calcext:value-type="float">
            <text:p>0,51</text:p>
          </table:table-cell>
          <table:table-cell office:value-type="float" office:value="0.56" calcext:value-type="float">
            <text:p>0,56</text:p>
          </table:table-cell>
          <table:table-cell office:value-type="float" office:value="0.6" calcext:value-type="float">
            <text:p>0,6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([.$R12]*1.6)+([.S$1]*0.85)" office:value-type="float" office:value="19.2" calcext:value-type="float">
            <text:p>19,2</text:p>
          </table:table-cell>
          <table:table-cell table:formula="of:=([.$R12]*1.6)+([.T$1]*0.85)" office:value-type="float" office:value="20.05" calcext:value-type="float">
            <text:p>20,05</text:p>
          </table:table-cell>
          <table:table-cell table:formula="of:=([.$R12]*1.6)+([.U$1]*0.85)" office:value-type="float" office:value="20.9" calcext:value-type="float">
            <text:p>20,9</text:p>
          </table:table-cell>
          <table:table-cell table:formula="of:=([.$R12]*1.6)+([.V$1]*0.85)" office:value-type="float" office:value="21.75" calcext:value-type="float">
            <text:p>21,75</text:p>
          </table:table-cell>
          <table:table-cell table:formula="of:=([.$R12]*1.6)+([.W$1]*0.85)" office:value-type="float" office:value="22.6" calcext:value-type="float">
            <text:p>22,6</text:p>
          </table:table-cell>
          <table:table-cell table:formula="of:=([.$R12]*1.6)+([.X$1]*0.85)" office:value-type="float" office:value="23.45" calcext:value-type="float">
            <text:p>23,45</text:p>
          </table:table-cell>
          <table:table-cell table:formula="of:=([.$R12]*1.6)+([.Y$1]*0.85)" office:value-type="float" office:value="24.3" calcext:value-type="float">
            <text:p>24,3</text:p>
          </table:table-cell>
          <table:table-cell table:formula="of:=([.$R12]*1.6)+([.Z$1]*0.85)" office:value-type="float" office:value="25.15" calcext:value-type="float">
            <text:p>25,15</text:p>
          </table:table-cell>
          <table:table-cell table:formula="of:=([.$R12]*1.6)+([.AA$1]*0.85)" office:value-type="float" office:value="26" calcext:value-type="float">
            <text:p>26</text:p>
          </table:table-cell>
          <table:table-cell table:formula="of:=([.$R12]*1.6)+([.AB$1]*0.85)" office:value-type="float" office:value="26.85" calcext:value-type="float">
            <text:p>26,85</text:p>
          </table:table-cell>
          <table:table-cell table:formula="of:=([.$R12]*1.6)+([.AC$1]*0.85)" office:value-type="float" office:value="27.7" calcext:value-type="float">
            <text:p>27,7</text:p>
          </table:table-cell>
          <table:table-cell table:formula="of:=([.$R12]*1.6)+([.AD$1]*0.85)" office:value-type="float" office:value="28.55" calcext:value-type="float">
            <text:p>28,55</text:p>
          </table:table-cell>
          <table:table-cell table:formula="of:=([.$R12]*1.6)+([.AE$1]*0.85)" office:value-type="float" office:value="29.4" calcext:value-type="float">
            <text:p>29,4</text:p>
          </table:table-cell>
          <table:table-cell table:formula="of:=([.$R12]*1.6)+([.AF$1]*0.85)" office:value-type="float" office:value="30.25" calcext:value-type="float">
            <text:p>30,25</text:p>
          </table:table-cell>
          <table:table-cell table:formula="of:=([.$R12]*1.6)+([.AG$1]*0.85)" office:value-type="float" office:value="31.1" calcext:value-type="float">
            <text:p>31,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,36</text:p>
          </table:table-cell>
          <table:table-cell office:value-type="float" office:value="0.43" calcext:value-type="float">
            <text:p>0,43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([.$R13]*1.6)+([.S$1]*0.85)" office:value-type="float" office:value="20.8" calcext:value-type="float">
            <text:p>20,8</text:p>
          </table:table-cell>
          <table:table-cell table:formula="of:=([.$R13]*1.6)+([.T$1]*0.85)" office:value-type="float" office:value="21.65" calcext:value-type="float">
            <text:p>21,65</text:p>
          </table:table-cell>
          <table:table-cell table:formula="of:=([.$R13]*1.6)+([.U$1]*0.85)" office:value-type="float" office:value="22.5" calcext:value-type="float">
            <text:p>22,5</text:p>
          </table:table-cell>
          <table:table-cell table:formula="of:=([.$R13]*1.6)+([.V$1]*0.85)" office:value-type="float" office:value="23.35" calcext:value-type="float">
            <text:p>23,35</text:p>
          </table:table-cell>
          <table:table-cell table:formula="of:=([.$R13]*1.6)+([.W$1]*0.85)" office:value-type="float" office:value="24.2" calcext:value-type="float">
            <text:p>24,2</text:p>
          </table:table-cell>
          <table:table-cell table:formula="of:=([.$R13]*1.6)+([.X$1]*0.85)" office:value-type="float" office:value="25.05" calcext:value-type="float">
            <text:p>25,05</text:p>
          </table:table-cell>
          <table:table-cell table:formula="of:=([.$R13]*1.6)+([.Y$1]*0.85)" office:value-type="float" office:value="25.9" calcext:value-type="float">
            <text:p>25,9</text:p>
          </table:table-cell>
          <table:table-cell table:formula="of:=([.$R13]*1.6)+([.Z$1]*0.85)" office:value-type="float" office:value="26.75" calcext:value-type="float">
            <text:p>26,75</text:p>
          </table:table-cell>
          <table:table-cell table:formula="of:=([.$R13]*1.6)+([.AA$1]*0.85)" office:value-type="float" office:value="27.6" calcext:value-type="float">
            <text:p>27,6</text:p>
          </table:table-cell>
          <table:table-cell table:formula="of:=([.$R13]*1.6)+([.AB$1]*0.85)" office:value-type="float" office:value="28.45" calcext:value-type="float">
            <text:p>28,45</text:p>
          </table:table-cell>
          <table:table-cell table:formula="of:=([.$R13]*1.6)+([.AC$1]*0.85)" office:value-type="float" office:value="29.3" calcext:value-type="float">
            <text:p>29,3</text:p>
          </table:table-cell>
          <table:table-cell table:formula="of:=([.$R13]*1.6)+([.AD$1]*0.85)" office:value-type="float" office:value="30.15" calcext:value-type="float">
            <text:p>30,15</text:p>
          </table:table-cell>
          <table:table-cell table:formula="of:=([.$R13]*1.6)+([.AE$1]*0.85)" office:value-type="float" office:value="31" calcext:value-type="float">
            <text:p>31</text:p>
          </table:table-cell>
          <table:table-cell table:formula="of:=([.$R13]*1.6)+([.AF$1]*0.85)" office:value-type="float" office:value="31.85" calcext:value-type="float">
            <text:p>31,85</text:p>
          </table:table-cell>
          <table:table-cell table:formula="of:=([.$R13]*1.6)+([.AG$1]*0.85)" office:value-type="float" office:value="32.7" calcext:value-type="float">
            <text:p>32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0.62" calcext:value-type="float">
            <text:p>0,62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([.$R14]*1.6)+([.S$1]*0.85)" office:value-type="float" office:value="22.4" calcext:value-type="float">
            <text:p>22,4</text:p>
          </table:table-cell>
          <table:table-cell table:formula="of:=([.$R14]*1.6)+([.T$1]*0.85)" office:value-type="float" office:value="23.25" calcext:value-type="float">
            <text:p>23,25</text:p>
          </table:table-cell>
          <table:table-cell table:formula="of:=([.$R14]*1.6)+([.U$1]*0.85)" office:value-type="float" office:value="24.1" calcext:value-type="float">
            <text:p>24,1</text:p>
          </table:table-cell>
          <table:table-cell table:formula="of:=([.$R14]*1.6)+([.V$1]*0.85)" office:value-type="float" office:value="24.95" calcext:value-type="float">
            <text:p>24,95</text:p>
          </table:table-cell>
          <table:table-cell table:formula="of:=([.$R14]*1.6)+([.W$1]*0.85)" office:value-type="float" office:value="25.8" calcext:value-type="float">
            <text:p>25,8</text:p>
          </table:table-cell>
          <table:table-cell table:formula="of:=([.$R14]*1.6)+([.X$1]*0.85)" office:value-type="float" office:value="26.65" calcext:value-type="float">
            <text:p>26,65</text:p>
          </table:table-cell>
          <table:table-cell table:formula="of:=([.$R14]*1.6)+([.Y$1]*0.85)" office:value-type="float" office:value="27.5" calcext:value-type="float">
            <text:p>27,5</text:p>
          </table:table-cell>
          <table:table-cell table:formula="of:=([.$R14]*1.6)+([.Z$1]*0.85)" office:value-type="float" office:value="28.35" calcext:value-type="float">
            <text:p>28,35</text:p>
          </table:table-cell>
          <table:table-cell table:formula="of:=([.$R14]*1.6)+([.AA$1]*0.85)" office:value-type="float" office:value="29.2" calcext:value-type="float">
            <text:p>29,2</text:p>
          </table:table-cell>
          <table:table-cell table:formula="of:=([.$R14]*1.6)+([.AB$1]*0.85)" office:value-type="float" office:value="30.05" calcext:value-type="float">
            <text:p>30,05</text:p>
          </table:table-cell>
          <table:table-cell table:formula="of:=([.$R14]*1.6)+([.AC$1]*0.85)" office:value-type="float" office:value="30.9" calcext:value-type="float">
            <text:p>30,9</text:p>
          </table:table-cell>
          <table:table-cell table:formula="of:=([.$R14]*1.6)+([.AD$1]*0.85)" office:value-type="float" office:value="31.75" calcext:value-type="float">
            <text:p>31,75</text:p>
          </table:table-cell>
          <table:table-cell table:formula="of:=([.$R14]*1.6)+([.AE$1]*0.85)" office:value-type="float" office:value="32.6" calcext:value-type="float">
            <text:p>32,6</text:p>
          </table:table-cell>
          <table:table-cell table:formula="of:=([.$R14]*1.6)+([.AF$1]*0.85)" office:value-type="float" office:value="33.45" calcext:value-type="float">
            <text:p>33,45</text:p>
          </table:table-cell>
          <table:table-cell table:formula="of:=([.$R14]*1.6)+([.AG$1]*0.85)" office:value-type="float" office:value="34.3" calcext:value-type="float">
            <text:p>34,3</text:p>
          </table:table-cell>
        </table:table-row>
        <table:table-row table:style-name="ro1">
          <table:table-cell office:value-type="string" calcext:value-type="string">
            <text:p>kWp</text:p>
          </table:table-cell>
          <table:table-cell table:number-columns-repeated="17"/>
          <table:table-cell table:style-name="Default" table:number-columns-repeated="15"/>
        </table:table-row>
        <table:table-row table:style-name="ro1">
          <table:table-cell table:number-columns-repeated="18"/>
          <table:table-cell table:style-name="Default" table:number-columns-repeated="15"/>
        </table:table-row>
        <table:table-row table:style-name="ro1">
          <table:table-cell table:number-columns-repeated="17"/>
          <table:table-cell office:value-type="string" calcext:value-type="string">
            <text:p>Cost/Autonom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</table:table-row>
        <table:table-row table:style-name="ro1">
          <table:table-cell table:number-columns-repeated="17"/>
          <table:table-cell office:value-type="float" office:value="2" calcext:value-type="float">
            <text:p>2</text:p>
          </table:table-cell>
          <table:table-cell table:formula="of:=[.S2]/[.B2]" office:value-type="float" office:value="17.7777777777778" calcext:value-type="float">
            <text:p>17,7777777777778</text:p>
          </table:table-cell>
          <table:table-cell table:formula="of:=[.T2]/[.C2]" office:value-type="float" office:value="18.4090909090909" calcext:value-type="float">
            <text:p>18,4090909090909</text:p>
          </table:table-cell>
          <table:table-cell table:formula="of:=[.U2]/[.D2]" office:value-type="float" office:value="20.4166666666667" calcext:value-type="float">
            <text:p>20,4166666666667</text:p>
          </table:table-cell>
          <table:table-cell table:formula="of:=[.V2]/[.E2]" office:value-type="float" office:value="23.9583333333333" calcext:value-type="float">
            <text:p>23,9583333333333</text:p>
          </table:table-cell>
          <table:table-cell table:formula="of:=[.W2]/[.F2]" office:value-type="float" office:value="27.5" calcext:value-type="float">
            <text:p>27,5</text:p>
          </table:table-cell>
          <table:table-cell table:formula="of:=[.X2]/[.G2]" office:value-type="float" office:value="31.0416666666667" calcext:value-type="float">
            <text:p>31,0416666666667</text:p>
          </table:table-cell>
          <table:table-cell table:formula="of:=[.Y2]/[.H2]" office:value-type="float" office:value="34.5833333333333" calcext:value-type="float">
            <text:p>34,5833333333333</text:p>
          </table:table-cell>
          <table:table-cell table:formula="of:=[.Z2]/[.I2]" office:value-type="float" office:value="38.125" calcext:value-type="float">
            <text:p>38,125</text:p>
          </table:table-cell>
          <table:table-cell table:formula="of:=[.AA2]/[.J2]" office:value-type="float" office:value="41.6666666666667" calcext:value-type="float">
            <text:p>41,6666666666667</text:p>
          </table:table-cell>
          <table:table-cell table:formula="of:=[.AB2]/[.K2]" office:value-type="float" office:value="45.2083333333333" calcext:value-type="float">
            <text:p>45,2083333333333</text:p>
          </table:table-cell>
          <table:table-cell table:formula="of:=[.AC2]/[.L2]" office:value-type="float" office:value="48.75" calcext:value-type="float">
            <text:p>48,75</text:p>
          </table:table-cell>
          <table:table-cell table:formula="of:=[.AD2]/[.M2]" office:value-type="float" office:value="52.2916666666667" calcext:value-type="float">
            <text:p>52,2916666666667</text:p>
          </table:table-cell>
          <table:table-cell table:formula="of:=[.AE2]/[.N2]" office:value-type="float" office:value="55.8333333333333" calcext:value-type="float">
            <text:p>55,8333333333333</text:p>
          </table:table-cell>
          <table:table-cell table:formula="of:=[.AF2]/[.O2]" office:value-type="float" office:value="59.375" calcext:value-type="float">
            <text:p>59,375</text:p>
          </table:table-cell>
          <table:table-cell table:formula="of:=[.AG2]/[.P2]" office:value-type="float" office:value="62.9166666666667" calcext:value-type="float">
            <text:p>62,9166666666667</text:p>
          </table:table-cell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table:formula="of:=[.S3]/[.B3]" office:value-type="float" office:value="20.8695652173913" calcext:value-type="float">
            <text:p>20,8695652173913</text:p>
          </table:table-cell>
          <table:table-cell table:formula="of:=[.T3]/[.C3]" office:value-type="float" office:value="20.1785714285714" calcext:value-type="float">
            <text:p>20,1785714285714</text:p>
          </table:table-cell>
          <table:table-cell table:formula="of:=[.U3]/[.D3]" office:value-type="float" office:value="20.3125" calcext:value-type="float">
            <text:p>20,3125</text:p>
          </table:table-cell>
          <table:table-cell table:formula="of:=[.V3]/[.E3]" office:value-type="float" office:value="21.6176470588235" calcext:value-type="float">
            <text:p>21,6176470588235</text:p>
          </table:table-cell>
          <table:table-cell table:formula="of:=[.W3]/[.F3]" office:value-type="float" office:value="22.7777777777778" calcext:value-type="float">
            <text:p>22,7777777777778</text:p>
          </table:table-cell>
          <table:table-cell table:formula="of:=[.X3]/[.G3]" office:value-type="float" office:value="25.1388888888889" calcext:value-type="float">
            <text:p>25,1388888888889</text:p>
          </table:table-cell>
          <table:table-cell table:formula="of:=[.Y3]/[.H3]" office:value-type="float" office:value="27.5" calcext:value-type="float">
            <text:p>27,5</text:p>
          </table:table-cell>
          <table:table-cell table:formula="of:=[.Z3]/[.I3]" office:value-type="float" office:value="29.8611111111111" calcext:value-type="float">
            <text:p>29,8611111111111</text:p>
          </table:table-cell>
          <table:table-cell table:formula="of:=[.AA3]/[.J3]" office:value-type="float" office:value="32.2222222222222" calcext:value-type="float">
            <text:p>32,2222222222222</text:p>
          </table:table-cell>
          <table:table-cell table:formula="of:=[.AB3]/[.K3]" office:value-type="float" office:value="34.5833333333333" calcext:value-type="float">
            <text:p>34,5833333333333</text:p>
          </table:table-cell>
          <table:table-cell table:formula="of:=[.AC3]/[.L3]" office:value-type="float" office:value="36.9444444444444" calcext:value-type="float">
            <text:p>36,9444444444444</text:p>
          </table:table-cell>
          <table:table-cell table:formula="of:=[.AD3]/[.M3]" office:value-type="float" office:value="39.3055555555556" calcext:value-type="float">
            <text:p>39,3055555555556</text:p>
          </table:table-cell>
          <table:table-cell table:formula="of:=[.AE3]/[.N3]" office:value-type="float" office:value="41.6666666666667" calcext:value-type="float">
            <text:p>41,6666666666667</text:p>
          </table:table-cell>
          <table:table-cell table:formula="of:=[.AF3]/[.O3]" office:value-type="float" office:value="44.0277777777778" calcext:value-type="float">
            <text:p>44,0277777777778</text:p>
          </table:table-cell>
          <table:table-cell table:formula="of:=[.AG3]/[.P3]" office:value-type="float" office:value="46.3888888888889" calcext:value-type="float">
            <text:p>46,3888888888889</text:p>
          </table:table-cell>
        </table:table-row>
        <table:table-row table:style-name="ro1">
          <table:table-cell table:number-columns-repeated="17"/>
          <table:table-cell office:value-type="float" office:value="4" calcext:value-type="float">
            <text:p>4</text:p>
          </table:table-cell>
          <table:table-cell table:formula="of:=[.S4]/[.B4]" office:value-type="float" office:value="24.6153846153846" calcext:value-type="float">
            <text:p>24,6153846153846</text:p>
          </table:table-cell>
          <table:table-cell table:formula="of:=[.T4]/[.C4]" office:value-type="float" office:value="22.65625" calcext:value-type="float">
            <text:p>22,65625</text:p>
          </table:table-cell>
          <table:table-cell table:formula="of:=[.U4]/[.D4]" office:value-type="float" office:value="22.5" calcext:value-type="float">
            <text:p>22,5</text:p>
          </table:table-cell>
          <table:table-cell table:formula="of:=[.V4]/[.E4]" office:value-type="float" office:value="22.375" calcext:value-type="float">
            <text:p>22,375</text:p>
          </table:table-cell>
          <table:table-cell table:formula="of:=[.W4]/[.F4]" office:value-type="float" office:value="22.7906976744186" calcext:value-type="float">
            <text:p>22,7906976744186</text:p>
          </table:table-cell>
          <table:table-cell table:formula="of:=[.X4]/[.G4]" office:value-type="float" office:value="23.1521739130435" calcext:value-type="float">
            <text:p>23,1521739130435</text:p>
          </table:table-cell>
          <table:table-cell table:formula="of:=[.Y4]/[.H4]" office:value-type="float" office:value="23.9583333333333" calcext:value-type="float">
            <text:p>23,9583333333333</text:p>
          </table:table-cell>
          <table:table-cell table:formula="of:=[.Z4]/[.I4]" office:value-type="float" office:value="25.7291666666667" calcext:value-type="float">
            <text:p>25,7291666666667</text:p>
          </table:table-cell>
          <table:table-cell table:formula="of:=[.AA4]/[.J4]" office:value-type="float" office:value="27.5" calcext:value-type="float">
            <text:p>27,5</text:p>
          </table:table-cell>
          <table:table-cell table:formula="of:=[.AB4]/[.K4]" office:value-type="float" office:value="29.2708333333333" calcext:value-type="float">
            <text:p>29,2708333333333</text:p>
          </table:table-cell>
          <table:table-cell table:formula="of:=[.AC4]/[.L4]" office:value-type="float" office:value="31.0416666666667" calcext:value-type="float">
            <text:p>31,0416666666667</text:p>
          </table:table-cell>
          <table:table-cell table:formula="of:=[.AD4]/[.M4]" office:value-type="float" office:value="32.8125" calcext:value-type="float">
            <text:p>32,8125</text:p>
          </table:table-cell>
          <table:table-cell table:formula="of:=[.AE4]/[.N4]" office:value-type="float" office:value="34.5833333333333" calcext:value-type="float">
            <text:p>34,5833333333333</text:p>
          </table:table-cell>
          <table:table-cell table:formula="of:=[.AF4]/[.O4]" office:value-type="float" office:value="36.3541666666667" calcext:value-type="float">
            <text:p>36,3541666666667</text:p>
          </table:table-cell>
          <table:table-cell table:formula="of:=[.AG4]/[.P4]" office:value-type="float" office:value="38.125" calcext:value-type="float">
            <text:p>38,125</text:p>
          </table:table-cell>
        </table:table-row>
        <table:table-row table:style-name="ro1">
          <table:table-cell table:number-columns-repeated="17"/>
          <table:table-cell office:value-type="float" office:value="5" calcext:value-type="float">
            <text:p>5</text:p>
          </table:table-cell>
          <table:table-cell table:formula="of:=[.S5]/[.B5]" office:value-type="float" office:value="28.5714285714286" calcext:value-type="float">
            <text:p>28,5714285714286</text:p>
          </table:table-cell>
          <table:table-cell table:formula="of:=[.T5]/[.C5]" office:value-type="float" office:value="26.0294117647059" calcext:value-type="float">
            <text:p>26,0294117647059</text:p>
          </table:table-cell>
          <table:table-cell table:formula="of:=[.U5]/[.D5]" office:value-type="float" office:value="24.8717948717949" calcext:value-type="float">
            <text:p>24,8717948717949</text:p>
          </table:table-cell>
          <table:table-cell table:formula="of:=[.V5]/[.E5]" office:value-type="float" office:value="24.5348837209302" calcext:value-type="float">
            <text:p>24,5348837209302</text:p>
          </table:table-cell>
          <table:table-cell table:formula="of:=[.W5]/[.F5]" office:value-type="float" office:value="24.2553191489362" calcext:value-type="float">
            <text:p>24,2553191489362</text:p>
          </table:table-cell>
          <table:table-cell table:formula="of:=[.X5]/[.G5]" office:value-type="float" office:value="24.0196078431373" calcext:value-type="float">
            <text:p>24,0196078431373</text:p>
          </table:table-cell>
          <table:table-cell table:formula="of:=[.Y5]/[.H5]" office:value-type="float" office:value="24.2592592592593" calcext:value-type="float">
            <text:p>24,2592592592593</text:p>
          </table:table-cell>
          <table:table-cell table:formula="of:=[.Z5]/[.I5]" office:value-type="float" office:value="24.4736842105263" calcext:value-type="float">
            <text:p>24,4736842105263</text:p>
          </table:table-cell>
          <table:table-cell table:formula="of:=[.AA5]/[.J5]" office:value-type="float" office:value="25.5172413793103" calcext:value-type="float">
            <text:p>25,5172413793103</text:p>
          </table:table-cell>
          <table:table-cell table:formula="of:=[.AB5]/[.K5]" office:value-type="float" office:value="26.0833333333333" calcext:value-type="float">
            <text:p>26,0833333333333</text:p>
          </table:table-cell>
          <table:table-cell table:formula="of:=[.AC5]/[.L5]" office:value-type="float" office:value="27.5" calcext:value-type="float">
            <text:p>27,5</text:p>
          </table:table-cell>
          <table:table-cell table:formula="of:=[.AD5]/[.M5]" office:value-type="float" office:value="28.9166666666667" calcext:value-type="float">
            <text:p>28,9166666666667</text:p>
          </table:table-cell>
          <table:table-cell table:formula="of:=[.AE5]/[.N5]" office:value-type="float" office:value="30.3333333333333" calcext:value-type="float">
            <text:p>30,3333333333333</text:p>
          </table:table-cell>
          <table:table-cell table:formula="of:=[.AF5]/[.O5]" office:value-type="float" office:value="31.75" calcext:value-type="float">
            <text:p>31,75</text:p>
          </table:table-cell>
          <table:table-cell table:formula="of:=[.AG5]/[.P5]" office:value-type="float" office:value="33.1666666666667" calcext:value-type="float">
            <text:p>33,1666666666667</text:p>
          </table:table-cell>
        </table:table-row>
        <table:table-row table:style-name="ro1">
          <table:table-cell table:number-columns-repeated="17"/>
          <table:table-cell office:value-type="float" office:value="6" calcext:value-type="float">
            <text:p>6</text:p>
          </table:table-cell>
          <table:table-cell table:formula="of:=[.S6]/[.B6]" office:value-type="float" office:value="32" calcext:value-type="float">
            <text:p>32</text:p>
          </table:table-cell>
          <table:table-cell table:formula="of:=[.T6]/[.C6]" office:value-type="float" office:value="29.0277777777778" calcext:value-type="float">
            <text:p>29,0277777777778</text:p>
          </table:table-cell>
          <table:table-cell table:formula="of:=[.U6]/[.D6]" office:value-type="float" office:value="28.25" calcext:value-type="float">
            <text:p>28,25</text:p>
          </table:table-cell>
          <table:table-cell table:formula="of:=[.V6]/[.E6]" office:value-type="float" office:value="27" calcext:value-type="float">
            <text:p>27</text:p>
          </table:table-cell>
          <table:table-cell table:formula="of:=[.W6]/[.F6]" office:value-type="float" office:value="26.530612244898" calcext:value-type="float">
            <text:p>26,530612244898</text:p>
          </table:table-cell>
          <table:table-cell table:formula="of:=[.X6]/[.G6]" office:value-type="float" office:value="26.1320754716981" calcext:value-type="float">
            <text:p>26,1320754716981</text:p>
          </table:table-cell>
          <table:table-cell table:formula="of:=[.Y6]/[.H6]" office:value-type="float" office:value="25.7894736842105" calcext:value-type="float">
            <text:p>25,7894736842105</text:p>
          </table:table-cell>
          <table:table-cell table:formula="of:=[.Z6]/[.I6]" office:value-type="float" office:value="25.4918032786885" calcext:value-type="float">
            <text:p>25,4918032786885</text:p>
          </table:table-cell>
          <table:table-cell table:formula="of:=[.AA6]/[.J6]" office:value-type="float" office:value="25.625" calcext:value-type="float">
            <text:p>25,625</text:p>
          </table:table-cell>
          <table:table-cell table:formula="of:=[.AB6]/[.K6]" office:value-type="float" office:value="25.7462686567164" calcext:value-type="float">
            <text:p>25,7462686567164</text:p>
          </table:table-cell>
          <table:table-cell table:formula="of:=[.AC6]/[.L6]" office:value-type="float" office:value="26.231884057971" calcext:value-type="float">
            <text:p>26,231884057971</text:p>
          </table:table-cell>
          <table:table-cell table:formula="of:=[.AD6]/[.M6]" office:value-type="float" office:value="26.6901408450704" calcext:value-type="float">
            <text:p>26,6901408450704</text:p>
          </table:table-cell>
          <table:table-cell table:formula="of:=[.AE6]/[.N6]" office:value-type="float" office:value="27.5" calcext:value-type="float">
            <text:p>27,5</text:p>
          </table:table-cell>
          <table:table-cell table:formula="of:=[.AF6]/[.O6]" office:value-type="float" office:value="28.2876712328767" calcext:value-type="float">
            <text:p>28,2876712328767</text:p>
          </table:table-cell>
          <table:table-cell table:formula="of:=[.AG6]/[.P6]" office:value-type="float" office:value="29.4520547945205" calcext:value-type="float">
            <text:p>29,4520547945205</text:p>
          </table:table-cell>
        </table:table-row>
        <table:table-row table:style-name="ro1">
          <table:table-cell table:number-columns-repeated="17"/>
          <table:table-cell office:value-type="float" office:value="7" calcext:value-type="float">
            <text:p>7</text:p>
          </table:table-cell>
          <table:table-cell table:formula="of:=[.S7]/[.B7]" office:value-type="float" office:value="36.1290322580645" calcext:value-type="float">
            <text:p>36,1290322580645</text:p>
          </table:table-cell>
          <table:table-cell table:formula="of:=[.T7]/[.C7]" office:value-type="float" office:value="32.5675675675676" calcext:value-type="float">
            <text:p>32,5675675675676</text:p>
          </table:table-cell>
          <table:table-cell table:formula="of:=[.U7]/[.D7]" office:value-type="float" office:value="30.7142857142857" calcext:value-type="float">
            <text:p>30,7142857142857</text:p>
          </table:table-cell>
          <table:table-cell table:formula="of:=[.V7]/[.E7]" office:value-type="float" office:value="29.8913043478261" calcext:value-type="float">
            <text:p>29,8913043478261</text:p>
          </table:table-cell>
          <table:table-cell table:formula="of:=[.W7]/[.F7]" office:value-type="float" office:value="28.6274509803922" calcext:value-type="float">
            <text:p>28,6274509803922</text:p>
          </table:table-cell>
          <table:table-cell table:formula="of:=[.X7]/[.G7]" office:value-type="float" office:value="28.0909090909091" calcext:value-type="float">
            <text:p>28,0909090909091</text:p>
          </table:table-cell>
          <table:table-cell table:formula="of:=[.Y7]/[.H7]" office:value-type="float" office:value="27.6271186440678" calcext:value-type="float">
            <text:p>27,6271186440678</text:p>
          </table:table-cell>
          <table:table-cell table:formula="of:=[.Z7]/[.I7]" office:value-type="float" office:value="27.2222222222222" calcext:value-type="float">
            <text:p>27,2222222222222</text:p>
          </table:table-cell>
          <table:table-cell table:formula="of:=[.AA7]/[.J7]" office:value-type="float" office:value="26.865671641791" calcext:value-type="float">
            <text:p>26,865671641791</text:p>
          </table:table-cell>
          <table:table-cell table:formula="of:=[.AB7]/[.K7]" office:value-type="float" office:value="26.5492957746479" calcext:value-type="float">
            <text:p>26,5492957746479</text:p>
          </table:table-cell>
          <table:table-cell table:formula="of:=[.AC7]/[.L7]" office:value-type="float" office:value="26.6216216216216" calcext:value-type="float">
            <text:p>26,6216216216216</text:p>
          </table:table-cell>
          <table:table-cell table:formula="of:=[.AD7]/[.M7]" office:value-type="float" office:value="26.6883116883117" calcext:value-type="float">
            <text:p>26,6883116883117</text:p>
          </table:table-cell>
          <table:table-cell table:formula="of:=[.AE7]/[.N7]" office:value-type="float" office:value="27.0886075949367" calcext:value-type="float">
            <text:p>27,0886075949367</text:p>
          </table:table-cell>
          <table:table-cell table:formula="of:=[.AF7]/[.O7]" office:value-type="float" office:value="27.4691358024691" calcext:value-type="float">
            <text:p>27,4691358024691</text:p>
          </table:table-cell>
          <table:table-cell table:formula="of:=[.AG7]/[.P7]" office:value-type="float" office:value="27.8313253012048" calcext:value-type="float">
            <text:p>27,8313253012048</text:p>
          </table:table-cell>
        </table:table-row>
        <table:table-row table:style-name="ro1">
          <table:table-cell table:number-columns-repeated="17"/>
          <table:table-cell office:value-type="float" office:value="8" calcext:value-type="float">
            <text:p>8</text:p>
          </table:table-cell>
          <table:table-cell table:formula="of:=[.S8]/[.B8]" office:value-type="float" office:value="40" calcext:value-type="float">
            <text:p>40</text:p>
          </table:table-cell>
          <table:table-cell table:formula="of:=[.T8]/[.C8]" office:value-type="float" office:value="35.9210526315789" calcext:value-type="float">
            <text:p>35,9210526315789</text:p>
          </table:table-cell>
          <table:table-cell table:formula="of:=[.U8]/[.D8]" office:value-type="float" office:value="33.7209302325581" calcext:value-type="float">
            <text:p>33,7209302325581</text:p>
          </table:table-cell>
          <table:table-cell table:formula="of:=[.V8]/[.E8]" office:value-type="float" office:value="32.6595744680851" calcext:value-type="float">
            <text:p>32,6595744680851</text:p>
          </table:table-cell>
          <table:table-cell table:formula="of:=[.W8]/[.F8]" office:value-type="float" office:value="31.1538461538461" calcext:value-type="float">
            <text:p>31,1538461538461</text:p>
          </table:table-cell>
          <table:table-cell table:formula="of:=[.X8]/[.G8]" office:value-type="float" office:value="29.9122807017544" calcext:value-type="float">
            <text:p>29,9122807017544</text:p>
          </table:table-cell>
          <table:table-cell table:formula="of:=[.Y8]/[.H8]" office:value-type="float" office:value="29.344262295082" calcext:value-type="float">
            <text:p>29,344262295082</text:p>
          </table:table-cell>
          <table:table-cell table:formula="of:=[.Z8]/[.I8]" office:value-type="float" office:value="28.8461538461538" calcext:value-type="float">
            <text:p>28,8461538461538</text:p>
          </table:table-cell>
          <table:table-cell table:formula="of:=[.AA8]/[.J8]" office:value-type="float" office:value="28.4057971014493" calcext:value-type="float">
            <text:p>28,4057971014493</text:p>
          </table:table-cell>
          <table:table-cell table:formula="of:=[.AB8]/[.K8]" office:value-type="float" office:value="28.013698630137" calcext:value-type="float">
            <text:p>28,013698630137</text:p>
          </table:table-cell>
          <table:table-cell table:formula="of:=[.AC8]/[.L8]" office:value-type="float" office:value="27.6623376623377" calcext:value-type="float">
            <text:p>27,6623376623377</text:p>
          </table:table-cell>
          <table:table-cell table:formula="of:=[.AD8]/[.M8]" office:value-type="float" office:value="27.6875" calcext:value-type="float">
            <text:p>27,6875</text:p>
          </table:table-cell>
          <table:table-cell table:formula="of:=[.AE8]/[.N8]" office:value-type="float" office:value="27.710843373494" calcext:value-type="float">
            <text:p>27,710843373494</text:p>
          </table:table-cell>
          <table:table-cell table:formula="of:=[.AF8]/[.O8]" office:value-type="float" office:value="28.0588235294118" calcext:value-type="float">
            <text:p>28,0588235294118</text:p>
          </table:table-cell>
          <table:table-cell table:formula="of:=[.AG8]/[.P8]" office:value-type="float" office:value="28.7209302325581" calcext:value-type="float">
            <text:p>28,7209302325581</text:p>
          </table:table-cell>
        </table:table-row>
        <table:table-row table:style-name="ro1">
          <table:table-cell table:number-columns-repeated="17"/>
          <table:table-cell office:value-type="float" office:value="9" calcext:value-type="float">
            <text:p>9</text:p>
          </table:table-cell>
          <table:table-cell table:formula="of:=[.S9]/[.B9]" office:value-type="float" office:value="43.6363636363636" calcext:value-type="float">
            <text:p>43,6363636363636</text:p>
          </table:table-cell>
          <table:table-cell table:formula="of:=[.T9]/[.C9]" office:value-type="float" office:value="39.1025641025641" calcext:value-type="float">
            <text:p>39,1025641025641</text:p>
          </table:table-cell>
          <table:table-cell table:formula="of:=[.U9]/[.D9]" office:value-type="float" office:value="36.5909090909091" calcext:value-type="float">
            <text:p>36,5909090909091</text:p>
          </table:table-cell>
          <table:table-cell table:formula="of:=[.V9]/[.E9]" office:value-type="float" office:value="35.3125" calcext:value-type="float">
            <text:p>35,3125</text:p>
          </table:table-cell>
          <table:table-cell table:formula="of:=[.W9]/[.F9]" office:value-type="float" office:value="33.5849056603774" calcext:value-type="float">
            <text:p>33,5849056603774</text:p>
          </table:table-cell>
          <table:table-cell table:formula="of:=[.X9]/[.G9]" office:value-type="float" office:value="32.1551724137931" calcext:value-type="float">
            <text:p>32,1551724137931</text:p>
          </table:table-cell>
          <table:table-cell table:formula="of:=[.Y9]/[.H9]" office:value-type="float" office:value="31.4516129032258" calcext:value-type="float">
            <text:p>31,4516129032258</text:p>
          </table:table-cell>
          <table:table-cell table:formula="of:=[.Z9]/[.I9]" office:value-type="float" office:value="30.3731343283582" calcext:value-type="float">
            <text:p>30,3731343283582</text:p>
          </table:table-cell>
          <table:table-cell table:formula="of:=[.AA9]/[.J9]" office:value-type="float" office:value="29.8591549295775" calcext:value-type="float">
            <text:p>29,8591549295775</text:p>
          </table:table-cell>
          <table:table-cell table:formula="of:=[.AB9]/[.K9]" office:value-type="float" office:value="29.4" calcext:value-type="float">
            <text:p>29,4</text:p>
          </table:table-cell>
          <table:table-cell table:formula="of:=[.AC9]/[.L9]" office:value-type="float" office:value="28.9873417721519" calcext:value-type="float">
            <text:p>28,9873417721519</text:p>
          </table:table-cell>
          <table:table-cell table:formula="of:=[.AD9]/[.M9]" office:value-type="float" office:value="28.9634146341463" calcext:value-type="float">
            <text:p>28,9634146341463</text:p>
          </table:table-cell>
          <table:table-cell table:formula="of:=[.AE9]/[.N9]" office:value-type="float" office:value="28.9411764705882" calcext:value-type="float">
            <text:p>28,9411764705882</text:p>
          </table:table-cell>
          <table:table-cell table:formula="of:=[.AF9]/[.O9]" office:value-type="float" office:value="29.593023255814" calcext:value-type="float">
            <text:p>29,593023255814</text:p>
          </table:table-cell>
          <table:table-cell table:formula="of:=[.AG9]/[.P9]" office:value-type="float" office:value="29.8863636363636" calcext:value-type="float">
            <text:p>29,8863636363636</text:p>
          </table:table-cell>
        </table:table-row>
        <table:table-row table:style-name="ro1">
          <table:table-cell table:number-columns-repeated="17"/>
          <table:table-cell office:value-type="float" office:value="10" calcext:value-type="float">
            <text:p>10</text:p>
          </table:table-cell>
          <table:table-cell table:formula="of:=[.S10]/[.B10]" office:value-type="float" office:value="47.0588235294118" calcext:value-type="float">
            <text:p>47,0588235294118</text:p>
          </table:table-cell>
          <table:table-cell table:formula="of:=[.T10]/[.C10]" office:value-type="float" office:value="42.125" calcext:value-type="float">
            <text:p>42,125</text:p>
          </table:table-cell>
          <table:table-cell table:formula="of:=[.U10]/[.D10]" office:value-type="float" office:value="39.3333333333333" calcext:value-type="float">
            <text:p>39,3333333333333</text:p>
          </table:table-cell>
          <table:table-cell table:formula="of:=[.V10]/[.E10]" office:value-type="float" office:value="37.8571428571429" calcext:value-type="float">
            <text:p>37,8571428571429</text:p>
          </table:table-cell>
          <table:table-cell table:formula="of:=[.W10]/[.F10]" office:value-type="float" office:value="35.9259259259259" calcext:value-type="float">
            <text:p>35,9259259259259</text:p>
          </table:table-cell>
          <table:table-cell table:formula="of:=[.X10]/[.G10]" office:value-type="float" office:value="34.3220338983051" calcext:value-type="float">
            <text:p>34,3220338983051</text:p>
          </table:table-cell>
          <table:table-cell table:formula="of:=[.Y10]/[.H10]" office:value-type="float" office:value="33.4920634920635" calcext:value-type="float">
            <text:p>33,4920634920635</text:p>
          </table:table-cell>
          <table:table-cell table:formula="of:=[.Z10]/[.I10]" office:value-type="float" office:value="32.2794117647059" calcext:value-type="float">
            <text:p>32,2794117647059</text:p>
          </table:table-cell>
          <table:table-cell table:formula="of:=[.AA10]/[.J10]" office:value-type="float" office:value="31.2328767123288" calcext:value-type="float">
            <text:p>31,2328767123288</text:p>
          </table:table-cell>
          <table:table-cell table:formula="of:=[.AB10]/[.K10]" office:value-type="float" office:value="30.7142857142857" calcext:value-type="float">
            <text:p>30,7142857142857</text:p>
          </table:table-cell>
          <table:table-cell table:formula="of:=[.AC10]/[.L10]" office:value-type="float" office:value="30.2469135802469" calcext:value-type="float">
            <text:p>30,2469135802469</text:p>
          </table:table-cell>
          <table:table-cell table:formula="of:=[.AD10]/[.M10]" office:value-type="float" office:value="30.1785714285714" calcext:value-type="float">
            <text:p>30,1785714285714</text:p>
          </table:table-cell>
          <table:table-cell table:formula="of:=[.AE10]/[.N10]" office:value-type="float" office:value="30.4651162790698" calcext:value-type="float">
            <text:p>30,4651162790698</text:p>
          </table:table-cell>
          <table:table-cell table:formula="of:=[.AF10]/[.O10]" office:value-type="float" office:value="30.7386363636364" calcext:value-type="float">
            <text:p>30,7386363636364</text:p>
          </table:table-cell>
          <table:table-cell table:formula="of:=[.AG10]/[.P10]" office:value-type="float" office:value="31" calcext:value-type="float">
            <text:p>31</text:p>
          </table:table-cell>
        </table:table-row>
        <table:table-row table:style-name="ro1">
          <table:table-cell table:number-columns-repeated="17"/>
          <table:table-cell office:value-type="float" office:value="11" calcext:value-type="float">
            <text:p>11</text:p>
          </table:table-cell>
          <table:table-cell table:formula="of:=[.S11]/[.B11]" office:value-type="float" office:value="50.2857142857143" calcext:value-type="float">
            <text:p>50,2857142857143</text:p>
          </table:table-cell>
          <table:table-cell table:formula="of:=[.T11]/[.C11]" office:value-type="float" office:value="45" calcext:value-type="float">
            <text:p>45</text:p>
          </table:table-cell>
          <table:table-cell table:formula="of:=[.U11]/[.D11]" office:value-type="float" office:value="41.9565217391304" calcext:value-type="float">
            <text:p>41,9565217391304</text:p>
          </table:table-cell>
          <table:table-cell table:formula="of:=[.V11]/[.E11]" office:value-type="float" office:value="40.3" calcext:value-type="float">
            <text:p>40,3</text:p>
          </table:table-cell>
          <table:table-cell table:formula="of:=[.W11]/[.F11]" office:value-type="float" office:value="38.1818181818182" calcext:value-type="float">
            <text:p>38,1818181818182</text:p>
          </table:table-cell>
          <table:table-cell table:formula="of:=[.X11]/[.G11]" office:value-type="float" office:value="36.4166666666667" calcext:value-type="float">
            <text:p>36,4166666666667</text:p>
          </table:table-cell>
          <table:table-cell table:formula="of:=[.Y11]/[.H11]" office:value-type="float" office:value="35.46875" calcext:value-type="float">
            <text:p>35,46875</text:p>
          </table:table-cell>
          <table:table-cell table:formula="of:=[.Z11]/[.I11]" office:value-type="float" office:value="34.1304347826087" calcext:value-type="float">
            <text:p>34,1304347826087</text:p>
          </table:table-cell>
          <table:table-cell table:formula="of:=[.AA11]/[.J11]" office:value-type="float" office:value="32.972972972973" calcext:value-type="float">
            <text:p>32,972972972973</text:p>
          </table:table-cell>
          <table:table-cell table:formula="of:=[.AB11]/[.K11]" office:value-type="float" office:value="32.3717948717949" calcext:value-type="float">
            <text:p>32,3717948717949</text:p>
          </table:table-cell>
          <table:table-cell table:formula="of:=[.AC11]/[.L11]" office:value-type="float" office:value="31.4457831325301" calcext:value-type="float">
            <text:p>31,4457831325301</text:p>
          </table:table-cell>
          <table:table-cell table:formula="of:=[.AD11]/[.M11]" office:value-type="float" office:value="31.3372093023256" calcext:value-type="float">
            <text:p>31,3372093023256</text:p>
          </table:table-cell>
          <table:table-cell table:formula="of:=[.AE11]/[.N11]" office:value-type="float" office:value="31.5909090909091" calcext:value-type="float">
            <text:p>31,5909090909091</text:p>
          </table:table-cell>
          <table:table-cell table:formula="of:=[.AF11]/[.O11]" office:value-type="float" office:value="31.8333333333333" calcext:value-type="float">
            <text:p>31,8333333333333</text:p>
          </table:table-cell>
          <table:table-cell table:formula="of:=[.AG11]/[.P11]" office:value-type="float" office:value="32.4175824175824" calcext:value-type="float">
            <text:p>32,4175824175824</text:p>
          </table:table-cell>
        </table:table-row>
        <table:table-row table:style-name="ro1">
          <table:table-cell table:number-columns-repeated="17"/>
          <table:table-cell office:value-type="float" office:value="12" calcext:value-type="float">
            <text:p>12</text:p>
          </table:table-cell>
          <table:table-cell table:formula="of:=[.S12]/[.B12]" office:value-type="float" office:value="53.3333333333333" calcext:value-type="float">
            <text:p>53,3333333333333</text:p>
          </table:table-cell>
          <table:table-cell table:formula="of:=[.T12]/[.C12]" office:value-type="float" office:value="47.7380952380952" calcext:value-type="float">
            <text:p>47,7380952380952</text:p>
          </table:table-cell>
          <table:table-cell table:formula="of:=[.U12]/[.D12]" office:value-type="float" office:value="45.4347826086957" calcext:value-type="float">
            <text:p>45,4347826086957</text:p>
          </table:table-cell>
          <table:table-cell table:formula="of:=[.V12]/[.E12]" office:value-type="float" office:value="42.6470588235294" calcext:value-type="float">
            <text:p>42,6470588235294</text:p>
          </table:table-cell>
          <table:table-cell table:formula="of:=[.W12]/[.F12]" office:value-type="float" office:value="40.3571428571429" calcext:value-type="float">
            <text:p>40,3571428571429</text:p>
          </table:table-cell>
          <table:table-cell table:formula="of:=[.X12]/[.G12]" office:value-type="float" office:value="39.0833333333333" calcext:value-type="float">
            <text:p>39,0833333333333</text:p>
          </table:table-cell>
          <table:table-cell table:formula="of:=[.Y12]/[.H12]" office:value-type="float" office:value="37.3846153846154" calcext:value-type="float">
            <text:p>37,3846153846154</text:p>
          </table:table-cell>
          <table:table-cell table:formula="of:=[.Z12]/[.I12]" office:value-type="float" office:value="35.9285714285714" calcext:value-type="float">
            <text:p>35,9285714285714</text:p>
          </table:table-cell>
          <table:table-cell table:formula="of:=[.AA12]/[.J12]" office:value-type="float" office:value="35.1351351351351" calcext:value-type="float">
            <text:p>35,1351351351351</text:p>
          </table:table-cell>
          <table:table-cell table:formula="of:=[.AB12]/[.K12]" office:value-type="float" office:value="33.9873417721519" calcext:value-type="float">
            <text:p>33,9873417721519</text:p>
          </table:table-cell>
          <table:table-cell table:formula="of:=[.AC12]/[.L12]" office:value-type="float" office:value="32.9761904761905" calcext:value-type="float">
            <text:p>32,9761904761905</text:p>
          </table:table-cell>
          <table:table-cell table:formula="of:=[.AD12]/[.M12]" office:value-type="float" office:value="32.816091954023" calcext:value-type="float">
            <text:p>32,816091954023</text:p>
          </table:table-cell>
          <table:table-cell table:formula="of:=[.AE12]/[.N12]" office:value-type="float" office:value="32.6666666666667" calcext:value-type="float">
            <text:p>32,6666666666667</text:p>
          </table:table-cell>
          <table:table-cell table:formula="of:=[.AF12]/[.O12]" office:value-type="float" office:value="33.2417582417582" calcext:value-type="float">
            <text:p>33,2417582417582</text:p>
          </table:table-cell>
          <table:table-cell table:formula="of:=[.AG12]/[.P12]" office:value-type="float" office:value="33.4408602150538" calcext:value-type="float">
            <text:p>33,4408602150538</text:p>
          </table:table-cell>
        </table:table-row>
        <table:table-row table:style-name="ro1">
          <table:table-cell table:number-columns-repeated="17"/>
          <table:table-cell office:value-type="float" office:value="13" calcext:value-type="float">
            <text:p>13</text:p>
          </table:table-cell>
          <table:table-cell table:formula="of:=[.S13]/[.B13]" office:value-type="float" office:value="57.7777777777778" calcext:value-type="float">
            <text:p>57,7777777777778</text:p>
          </table:table-cell>
          <table:table-cell table:formula="of:=[.T13]/[.C13]" office:value-type="float" office:value="50.3488372093023" calcext:value-type="float">
            <text:p>50,3488372093023</text:p>
          </table:table-cell>
          <table:table-cell table:formula="of:=[.U13]/[.D13]" office:value-type="float" office:value="47.8723404255319" calcext:value-type="float">
            <text:p>47,8723404255319</text:p>
          </table:table-cell>
          <table:table-cell table:formula="of:=[.V13]/[.E13]" office:value-type="float" office:value="44.9038461538462" calcext:value-type="float">
            <text:p>44,9038461538462</text:p>
          </table:table-cell>
          <table:table-cell table:formula="of:=[.W13]/[.F13]" office:value-type="float" office:value="42.4561403508772" calcext:value-type="float">
            <text:p>42,4561403508772</text:p>
          </table:table-cell>
          <table:table-cell table:formula="of:=[.X13]/[.G13]" office:value-type="float" office:value="41.0655737704918" calcext:value-type="float">
            <text:p>41,0655737704918</text:p>
          </table:table-cell>
          <table:table-cell table:formula="of:=[.Y13]/[.H13]" office:value-type="float" office:value="39.2424242424242" calcext:value-type="float">
            <text:p>39,2424242424242</text:p>
          </table:table-cell>
          <table:table-cell table:formula="of:=[.Z13]/[.I13]" office:value-type="float" office:value="37.6760563380282" calcext:value-type="float">
            <text:p>37,6760563380282</text:p>
          </table:table-cell>
          <table:table-cell table:formula="of:=[.AA13]/[.J13]" office:value-type="float" office:value="36.8" calcext:value-type="float">
            <text:p>36,8</text:p>
          </table:table-cell>
          <table:table-cell table:formula="of:=[.AB13]/[.K13]" office:value-type="float" office:value="35.5625" calcext:value-type="float">
            <text:p>35,5625</text:p>
          </table:table-cell>
          <table:table-cell table:formula="of:=[.AC13]/[.L13]" office:value-type="float" office:value="34.8809523809524" calcext:value-type="float">
            <text:p>34,8809523809524</text:p>
          </table:table-cell>
          <table:table-cell table:formula="of:=[.AD13]/[.M13]" office:value-type="float" office:value="34.2613636363636" calcext:value-type="float">
            <text:p>34,2613636363636</text:p>
          </table:table-cell>
          <table:table-cell table:formula="of:=[.AE13]/[.N13]" office:value-type="float" office:value="34.4444444444444" calcext:value-type="float">
            <text:p>34,4444444444444</text:p>
          </table:table-cell>
          <table:table-cell table:formula="of:=[.AF13]/[.O13]" office:value-type="float" office:value="34.6195652173913" calcext:value-type="float">
            <text:p>34,6195652173913</text:p>
          </table:table-cell>
          <table:table-cell table:formula="of:=[.AG13]/[.P13]" office:value-type="float" office:value="34.7872340425532" calcext:value-type="float">
            <text:p>34,7872340425532</text:p>
          </table:table-cell>
        </table:table-row>
        <table:table-row table:style-name="ro1">
          <table:table-cell table:number-columns-repeated="17"/>
          <table:table-cell office:value-type="float" office:value="14" calcext:value-type="float">
            <text:p>14</text:p>
          </table:table-cell>
          <table:table-cell table:formula="of:=[.S14]/[.B14]" office:value-type="float" office:value="60.5405405405405" calcext:value-type="float">
            <text:p>60,5405405405405</text:p>
          </table:table-cell>
          <table:table-cell table:formula="of:=[.T14]/[.C14]" office:value-type="float" office:value="54.0697674418605" calcext:value-type="float">
            <text:p>54,0697674418605</text:p>
          </table:table-cell>
          <table:table-cell table:formula="of:=[.U14]/[.D14]" office:value-type="float" office:value="50.2083333333333" calcext:value-type="float">
            <text:p>50,2083333333333</text:p>
          </table:table-cell>
          <table:table-cell table:formula="of:=[.V14]/[.E14]" office:value-type="float" office:value="47.0754716981132" calcext:value-type="float">
            <text:p>47,0754716981132</text:p>
          </table:table-cell>
          <table:table-cell table:formula="of:=[.W14]/[.F14]" office:value-type="float" office:value="45.2631578947369" calcext:value-type="float">
            <text:p>45,2631578947369</text:p>
          </table:table-cell>
          <table:table-cell table:formula="of:=[.X14]/[.G14]" office:value-type="float" office:value="42.9838709677419" calcext:value-type="float">
            <text:p>42,9838709677419</text:p>
          </table:table-cell>
          <table:table-cell table:formula="of:=[.Y14]/[.H14]" office:value-type="float" office:value="41.044776119403" calcext:value-type="float">
            <text:p>41,044776119403</text:p>
          </table:table-cell>
          <table:table-cell table:formula="of:=[.Z14]/[.I14]" office:value-type="float" office:value="39.9295774647887" calcext:value-type="float">
            <text:p>39,9295774647887</text:p>
          </table:table-cell>
          <table:table-cell table:formula="of:=[.AA14]/[.J14]" office:value-type="float" office:value="38.421052631579" calcext:value-type="float">
            <text:p>38,421052631579</text:p>
          </table:table-cell>
          <table:table-cell table:formula="of:=[.AB14]/[.K14]" office:value-type="float" office:value="37.0987654320988" calcext:value-type="float">
            <text:p>37,0987654320988</text:p>
          </table:table-cell>
          <table:table-cell table:formula="of:=[.AC14]/[.L14]" office:value-type="float" office:value="36.3529411764706" calcext:value-type="float">
            <text:p>36,3529411764706</text:p>
          </table:table-cell>
          <table:table-cell table:formula="of:=[.AD14]/[.M14]" office:value-type="float" office:value="36.0795454545455" calcext:value-type="float">
            <text:p>36,0795454545455</text:p>
          </table:table-cell>
          <table:table-cell table:formula="of:=[.AE14]/[.N14]" office:value-type="float" office:value="35.8241758241758" calcext:value-type="float">
            <text:p>35,8241758241758</text:p>
          </table:table-cell>
          <table:table-cell table:formula="of:=[.AF14]/[.O14]" office:value-type="float" office:value="35.9677419354839" calcext:value-type="float">
            <text:p>35,9677419354839</text:p>
          </table:table-cell>
          <table:table-cell table:formula="of:=[.AG14]/[.P14]" office:value-type="float" office:value="36.4893617021277" calcext:value-type="float">
            <text:p>36,4893617021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0T17:02:56.289000000</dc:date>
    <meta:editing-duration>PT10M34S</meta:editing-duration>
    <meta:editing-cycles>12</meta:editing-cycles>
    <meta:generator>LibreOffice/7.1.0.3$Windows_X86_64 LibreOffice_project/f6099ecf3d29644b5008cc8f48f42f4a40986e4c</meta:generator>
    <meta:document-statistic meta:table-count="1" meta:cell-count="674" meta:object-count="0"/>
  </office:meta>
</office:document-meta>
</file>